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Iosevka Term" svg:font-family="'Iosevka Term'"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Iosevka Term"/>
    </style:style>
    <style:style style:name="P2" style:family="paragraph" style:parent-style-name="Standard">
      <style:text-properties style:font-name="Iosevka Term" officeooo:rsid="001ac55c" officeooo:paragraph-rsid="001ac55c"/>
    </style:style>
    <style:style style:name="P3" style:family="paragraph" style:parent-style-name="Standard">
      <style:paragraph-properties fo:text-align="center" style:justify-single-word="false"/>
      <style:text-properties style:font-name="Iosevka Term" officeooo:rsid="001ac55c" officeooo:paragraph-rsid="001ac55c"/>
    </style:style>
    <style:style style:name="P4" style:family="paragraph" style:parent-style-name="Standard">
      <style:paragraph-properties fo:text-align="start" style:justify-single-word="false"/>
      <style:text-properties style:font-name="Iosevka Term" officeooo:rsid="001ac55c" officeooo:paragraph-rsid="001ac55c"/>
    </style:style>
    <style:style style:name="P5" style:family="paragraph" style:parent-style-name="Standard">
      <style:paragraph-properties fo:text-align="start" style:justify-single-word="false"/>
      <style:text-properties style:font-name="Iosevka Term" officeooo:rsid="001ac55c" officeooo:paragraph-rsid="001b5ab7"/>
    </style:style>
    <style:style style:name="P6" style:family="paragraph" style:parent-style-name="Standard" style:list-style-name="L1">
      <style:paragraph-properties fo:text-align="start" style:justify-single-word="false"/>
      <style:text-properties style:font-name="Iosevka Term" officeooo:rsid="001b5ab7" officeooo:paragraph-rsid="001b5ab7"/>
    </style:style>
    <style:style style:name="P7" style:family="paragraph" style:parent-style-name="Standard">
      <style:paragraph-properties fo:text-align="start" style:justify-single-word="false"/>
      <style:text-properties style:font-name="Iosevka Term" officeooo:rsid="001b5ab7" officeooo:paragraph-rsid="001b5ab7"/>
    </style:style>
    <style:style style:name="P8" style:family="paragraph" style:parent-style-name="Standard" style:list-style-name="L2">
      <style:paragraph-properties fo:text-align="start" style:justify-single-word="false"/>
      <style:text-properties style:font-name="Iosevka Term" officeooo:rsid="001b5ab7" officeooo:paragraph-rsid="001b5ab7"/>
    </style:style>
    <style:style style:name="P9" style:family="paragraph" style:parent-style-name="Standard">
      <style:paragraph-properties fo:text-align="start" style:justify-single-word="false"/>
      <style:text-properties style:font-name="Iosevka Term" officeooo:rsid="001c98ac" officeooo:paragraph-rsid="001c98ac"/>
    </style:style>
    <style:style style:name="P10" style:family="paragraph" style:parent-style-name="Standard">
      <style:paragraph-properties fo:text-align="start" style:justify-single-word="false"/>
      <style:text-properties style:font-name="Iosevka Term" officeooo:rsid="001e93ad" officeooo:paragraph-rsid="001e93ad"/>
    </style:style>
    <style:style style:name="P11" style:family="paragraph" style:parent-style-name="Header">
      <style:paragraph-properties fo:text-align="end" style:justify-single-word="false">
        <style:tab-stops>
          <style:tab-stop style:position="2.878in"/>
          <style:tab-stop style:position="3.4626in" style:type="center"/>
          <style:tab-stop style:position="6.9252in" style:type="right"/>
        </style:tab-stops>
      </style:paragraph-properties>
      <style:text-properties style:font-name="Iosevka Term"/>
    </style:style>
    <style:style style:name="T1" style:family="text">
      <style:text-properties officeooo:rsid="001ac55c"/>
    </style:style>
    <style:style style:name="T2" style:family="text">
      <style:text-properties officeooo:rsid="001b5ab7"/>
    </style:style>
    <style:style style:name="T3" style:family="text">
      <style:text-properties officeooo:rsid="001b87f7"/>
    </style:style>
    <style:style style:name="T4" style:family="text">
      <style:text-properties fo:font-style="italic" officeooo:rsid="001b87f7" style:font-style-asian="italic" style:font-style-complex="italic"/>
    </style:style>
    <style:style style:name="T5" style:family="text">
      <style:text-properties fo:font-style="normal" officeooo:rsid="001b87f7" style:font-style-asian="normal" style:font-style-complex="normal"/>
    </style:style>
    <style:style style:name="T6" style:family="text">
      <style:text-properties fo:font-style="normal" officeooo:rsid="001c98ac" style:font-style-asian="normal" style:font-style-complex="normal"/>
    </style:style>
    <style:style style:name="T7" style:family="text">
      <style:text-properties officeooo:rsid="001e93a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lex O’Brien</text:span></text:p>
      <text:p text:style-name="P2">Luke Bohni</text:p>
      <text:p text:style-name="P2">Algorithmics 3/4</text:p>
      <text:p text:style-name="P2">May 17, 2018</text:p>
      <text:p text:style-name="P3">Zombie Apocalypse Final Report</text:p>
      <text:p text:style-name="P4"><text:tab/>The implementation of the algorithmic component of this project has largely been an exercise in frustration. Ergonomics issues inherent to the Go language, combined with copious deadlock bugs (some of which surely remain in the final product), made the process difficult and slow. That being said, the model, functioning correctly, behaves well and illustrates the situation effectively. <text:span text:style-name="T2">For the sake of performance, all behavior is controlled concurrently, through goroutines. While the performance benefit is certainly nice — rarely, if ever, does the program drop below 60fps —, the added complexity and instability that resulted from that decision was most certainly not worth it.</text:span></text:p>
      <text:p text:style-name="P5"><text:tab/><text:span text:style-name="T2">Each entity has its own goroutine, running in a loop, and taking action every half-second. It performs critical checks — i.e., determining whether the entity has died in the intervening time —, and then checks for actions to perform, in a list of priorities. It performs the following checks:</text:span></text:p>
      <text:list xml:id="list2827061890" text:style-name="L2">
        <text:list-item>
          <text:p text:style-name="P8">Starved to death?</text:p>
        </text:list-item>
        <text:list-item>
          <text:p text:style-name="P8">Died of thirst?</text:p>
        </text:list-item>
        <text:list-item>
          <text:p text:style-name="P8">Took damage?</text:p>
          <text:list>
            <text:list-item>
              <text:p text:style-name="P8">Died from that damage?</text:p>
            </text:list-item>
          </text:list>
        </text:list-item>
      </text:list>
      <text:p text:style-name="P5"><text:span text:style-name="T2">Priorities are as follows:</text:span></text:p>
      <text:list xml:id="list1462975656" text:style-name="L1">
        <text:list-item>
          <text:p text:style-name="P6">Combat (if an enemy entity is present, they will fight)</text:p>
        </text:list-item>
        <text:list-item>
          <text:p text:style-name="P6">Eating (People only)</text:p>
        </text:list-item>
        <text:list-item>
          <text:p text:style-name="P6">Drinking (People only)</text:p>
        </text:list-item>
        <text:list-item>
          <text:p text:style-name="P6">Picking up items</text:p>
        </text:list-item>
        <text:list-item>
          <text:p text:style-name="P6">Movement</text:p>
        </text:list-item>
      </text:list>
      <text:p text:style-name="P7">Only one action can be performed each iteration. This approach also allows the use of expensive algorithms without impairing the performance of the rendering. Damage is communicated between entities by means of a buffered channel. An entity doing damage to another will send a DamageMessage structure down the channel, carrying the damage value and the attacker’s name. This is then read by the target and used to adjust its health points. Ideally, this would eliminate much trouble with memory sharing, but in reality, the blocking nature of the channel (if filled) introduces behavioral problems, <text:span text:style-name="T3">in combination with the global locking applied to the graph structure.</text:span></text:p>
      <text:p text:style-name="P7"><text:tab/><text:span text:style-name="T3">Movement is the main time delay in the simulation. People are delayed by distances, zombies by both distance and </text:span><text:span text:style-name="T4">fortification</text:span><text:span text:style-name="T5">. As discussed in the first part of the project, each edge carries a weight, and each vertex also carries a weight. The edge weight represents the travel time, the vertex weight the defensibility of that location. People are only affected by the edge weights — zombies are too stupid to fortify a position, obviously. A zombie moving to a </text:span><text:soft-page-break/><text:span text:style-name="T5">vertex occupied by humans must contend not only with the distance to travel, but with the fortification of that location. The travel delay is hazardous to both people and zombies, as they can be killed without time to react.</text:span></text:p>
      <text:p text:style-name="P7"><text:span text:style-name="T5"><text:tab/>When they </text:span><text:span text:style-name="T4">can</text:span><text:span text:style-name="T5"> react, combat is governed by very simple rules. Each entity does damage to one another based upon what items they carry. A rocket-propelled grenade launcher obviously does more damage than a hacksaw, for example. Some items, like the RPG, are single-use only, and disappear afterwards, limiting their utility. Once an entity reaches zero health points, it either dies or, if it is a person being attacked by a zombie, is infected — consuming the person and creating a new zombie with characteristics of the person. The attacking zombie also is fully healed and sated.</text:span></text:p>
      <text:p text:style-name="P7"><text:span text:style-name="T5"><text:tab/></text:span><text:span text:style-name="T6">As a mechanism of enforcing some kind of runtime limit on the simulation, both humans and zombies will eventually die out. Zombies must consume humans to stave off their hunger (incidentally, this leads to eventual population collapse should the zombies win), and people must eat and drink to survive. For people, if their hunger or thirst is above a certain threshold and they have access to food or drink, they will spend their turn consuming it.</text:span></text:p>
      <text:p text:style-name="P7"><text:tab/><text:span text:style-name="T3">The most algorithmically sophisticated aspect of the design is the pathfinding routine for the zombies. It employs a slightly altered version of Dijkstra’s Shortest Path algorithm. The main change is that the pathfinding function only returns the first step on the path, as zombies only move one step at a time. A number of alternative algorithms were considered and discarded. Breadth-first search was unsuitable because it does not function with a weighted graph. Floyd-Warshall was unnecessary because the graph lacks negative edges. Depth-first search was likewise rejected, as it has no guarantee of distance in what it returns. Dijkstra’s was implemented from the following pseudocode:</text:span></text:p>
      <text:p text:style-name="P7"/>
      <text:p text:style-name="P9">unvisited ← graph.Nodes</text:p>
      <text:p text:style-name="P9">distance ← empty dictionary</text:p>
      <text:p text:style-name="P9">previous ← empty dictionary</text:p>
      <text:p text:style-name="P9"/>
      <text:p text:style-name="P9">distance[start] ← 0</text:p>
      <text:p text:style-name="P9"/>
      <text:p text:style-name="P10">nearestPerson ← None</text:p>
      <text:p text:style-name="P10">nearestPersonDistance ← Infinity</text:p>
      <text:p text:style-name="P9">while unvisited has contents</text:p>
      <text:p text:style-name="P9"><text:tab/>v ← unvisited | distance[v] is minimized</text:p>
      <text:p text:style-name="P9"><text:tab/></text:p>
      <text:p text:style-name="P9"><text:tab/><text:span text:style-name="T7">if v has people and distance[v] is shorter than nearestPersonDistance</text:span></text:p>
      <text:p text:style-name="P9"><text:tab/><text:tab/><text:span text:style-name="T7">nearestPerson ← v</text:span></text:p>
      <text:p text:style-name="P9"><text:tab/><text:tab/><text:span text:style-name="T7">nearestPersonDistance ← distance[v]</text:span></text:p>
      <text:p text:style-name="P9"/>
      <text:p text:style-name="P9"><text:tab/><text:span text:style-name="T7">remove v from unvisited</text:span></text:p>
      <text:p text:style-name="P9"><text:soft-page-break/><text:tab/><text:span text:style-name="T7">for each adjacent vertex t to v</text:span></text:p>
      <text:p text:style-name="P9"><text:tab/><text:tab/><text:span text:style-name="T7">if distance[v] + edge_weight(v, t) is less than distance[t]</text:span></text:p>
      <text:p text:style-name="P9"><text:tab/><text:tab/><text:tab/><text:span text:style-name="T7">distance[t] ← new distance</text:span></text:p>
      <text:p text:style-name="P9"><text:tab/><text:tab/><text:tab/><text:span text:style-name="T7">previous[t] ← v</text:span></text:p>
      <text:p text:style-name="P9"/>
      <text:p text:style-name="P10">traverse back the path using previous to find the first vertex in the path.</text:p>
      <text:p text:style-name="P10"/>
      <text:p text:style-name="P10">Overall, the only real success in this endeavor was conceptual rather than practical, though with enough patience, the simulation can be convinced to copmlete a full run through.</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Iosevka Term" svg:font-family="'Iosevka Term'"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2.878in"/>
          <style:tab-stop style:position="3.4626in" style:type="center"/>
          <style:tab-stop style:position="6.9252in" style:type="right"/>
        </style:tab-stops>
      </style:paragraph-properties>
      <style:text-properties style:font-name="Iosevka Term"/>
    </style:style>
    <style:style style:name="MT1" style:family="text">
      <style:text-properties officeooo:rsid="001ac55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O’Brien </text:span><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7T23:02:58.720778352</meta:creation-date>
    <dc:date>2018-05-17T23:55:41.819903602</dc:date>
    <meta:editing-duration>PT9M42S</meta:editing-duration>
    <meta:editing-cycles>1</meta:editing-cycles>
    <meta:document-statistic meta:table-count="0" meta:image-count="0" meta:object-count="0" meta:page-count="3" meta:paragraph-count="42" meta:word-count="825" meta:character-count="5132" meta:non-whitespace-character-count="4330"/>
    <meta:generator>LibreOffice/6.0.4.2$FreeBSD_X86_64 LibreOffice_project/00m0$Build-2</meta:generator>
  </office:meta>
</office:document-meta>
</file>